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6" style:family="table-column">
      <style:table-column-properties fo:break-before="auto" style:column-width="38.7mm"/>
    </style:style>
    <style:style style:name="co7" style:family="table-column">
      <style:table-column-properties fo:break-before="auto" style:column-width="36.81mm"/>
    </style:style>
    <style:style style:name="co8" style:family="table-column">
      <style:table-column-properties fo:break-before="auto" style:column-width="76.62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58.67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73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breviatur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Empalme</text:p>
          </table:table-cell>
          <table:table-cell table:style-name="ce2" office:value-type="string" calcext:value-type="string">
            <text:p>Ferrocarril 1</text:p>
          </table:table-cell>
          <table:table-cell table:style-name="ce2" office:value-type="string" calcext:value-type="string">
            <text:p>Ferrocarril 2</text:p>
          </table:table-cell>
          <table:table-cell table:style-name="ce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Ferrocarriles</text:p>
          </table:table-cell>
        </table:table-row>
      </table:table>
      <table:table table:name="Códigos estaciones FCDFS" table:style-name="ta1"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9:04:45.641032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0:24:48.410189360</meta:creation-date>
    <dc:date>2015-01-15T19:16:32.053893000</dc:date>
    <meta:editing-duration>PT8H32M21S</meta:editing-duration>
    <meta:editing-cycles>22</meta:editing-cycles>
    <meta:generator>LibreOffice/4.2.7.2$Linux_x86 LibreOffice_project/420m0$Build-2</meta:generator>
    <meta:document-statistic meta:table-count="4" meta:cell-count="419" meta:object-count="0"/>
  </office:meta>
</office:document-meta>
</file>